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21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44.38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24.32mm"/>
    </style:style>
    <style:style style:name="co7" style:family="table-column">
      <style:table-column-properties fo:break-before="auto" style:column-width="33.04mm"/>
    </style:style>
    <style:style style:name="co8" style:family="table-column">
      <style:table-column-properties fo:break-before="auto" style:column-width="26.76mm"/>
    </style:style>
    <style:style style:name="co9" style:family="table-column">
      <style:table-column-properties fo:break-before="auto" style:column-width="43.92mm"/>
    </style:style>
    <style:style style:name="co10" style:family="table-column">
      <style:table-column-properties fo:break-before="auto" style:column-width="20.23mm"/>
    </style:style>
    <style:style style:name="co11" style:family="table-column">
      <style:table-column-properties fo:break-before="auto" style:column-width="26.49mm"/>
    </style:style>
    <style:style style:name="co12" style:family="table-column">
      <style:table-column-properties fo:break-before="auto" style:column-width="18.33mm"/>
    </style:style>
    <style:style style:name="co13" style:family="table-column">
      <style:table-column-properties fo:break-before="auto" style:column-width="25.95mm"/>
    </style:style>
    <style:style style:name="co14" style:family="table-column">
      <style:table-column-properties fo:break-before="auto" style:column-width="37.3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32.95mm"/>
    </style:style>
    <style:style style:name="co18" style:family="table-column">
      <style:table-column-properties fo:break-before="auto" style:column-width="31.57mm"/>
    </style:style>
    <style:style style:name="co19" style:family="table-column">
      <style:table-column-properties fo:break-before="auto" style:column-width="49.92mm"/>
    </style:style>
    <style:style style:name="co20" style:family="table-column">
      <style:table-column-properties fo:break-before="auto" style:column-width="29.14mm"/>
    </style:style>
    <style:style style:name="co21" style:family="table-column">
      <style:table-column-properties fo:break-before="auto" style:column-width="40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4"/>
    <style:style style:name="ce3" style:family="table-cell" style:parent-style-name="Default" style:data-style-name="N108"/>
    <style:style style:name="ce4" style:family="table-cell" style:parent-style-name="Default" style:data-style-name="N111"/>
    <style:style style:name="ce5" style:family="table-cell" style:parent-style-name="Default" style:data-style-name="N5"/>
    <style:style style:name="ce6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8" table:default-cell-style-name="ce1"/>
        <table:table-column table:style-name="co9" table:default-cell-style-name="ce3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2"/>
        <table:table-column table:style-name="co14" table:default-cell-style-name="ce1"/>
        <table:table-column table:style-name="co15" table:default-cell-style-name="Default"/>
        <table:table-column table:style-name="co16" table:number-columns-repeated="2" table:default-cell-style-name="Default"/>
        <table:table-column table:style-name="co2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number-columns-repeated="5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Article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Sequencing reads/pairs</text:p>
          </table:table-cell>
          <table:table-cell table:style-name="Default" office:value-type="string" calcext:value-type="string">
            <text:p>Singletons</text:p>
          </table:table-cell>
          <table:table-cell table:style-name="Default" office:value-type="string" calcext:value-type="string">
            <text:p>Mapped pairs</text:p>
          </table:table-cell>
          <table:table-cell table:style-name="Default" office:value-type="string" calcext:value-type="string">
            <text:p>Mapped, % of total</text:p>
          </table:table-cell>
          <table:table-cell table:style-name="Default" office:value-type="string" calcext:value-type="string">
            <text:p>Supplementary</text:p>
          </table:table-cell>
          <table:table-cell table:style-name="Default" office:value-type="string" calcext:value-type="string">
            <text:p>Supplementary, % of total</text:p>
          </table:table-cell>
          <table:table-cell table:style-name="Default" office:value-type="string" calcext:value-type="string">
            <text:p>Unmapped</text:p>
          </table:table-cell>
          <table:table-cell table:style-name="Default" office:value-type="string" calcext:value-type="string">
            <text:p>Singleton dups</text:p>
          </table:table-cell>
          <table:table-cell table:style-name="Default" office:value-type="string" calcext:value-type="string">
            <text:p>Pair dups</text:p>
          </table:table-cell>
          <table:table-cell table:style-name="Default" office:value-type="string" calcext:value-type="string">
            <text:p>Duplication, %</text:p>
          </table:table-cell>
          <table:table-cell table:style-name="Default" office:value-type="string" calcext:value-type="string">
            <text:p>Estimated library size</text:p>
          </table:table-cell>
          <table:table-cell office:value-type="string" calcext:value-type="string">
            <text:p>Read type</text:p>
          </table:table-cell>
          <table:table-cell office:value-type="string" calcext:value-type="string">
            <text:p>Data typ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SM1551618_HIC069</text:p>
          </table:table-cell>
          <table:table-cell office:value-type="string" calcext:value-type="string">
            <text:p>Rao et al.</text:p>
          </table:table-cell>
          <table:table-cell office:value-type="float" office:value="1001169248" calcext:value-type="float">
            <text:p>1 001 169 248</text:p>
          </table:table-cell>
          <table:table-cell office:value-type="float" office:value="456757799" calcext:value-type="float">
            <text:p>456 757 799</text:p>
          </table:table-cell>
          <table:table-cell office:value-type="float" office:value="29290805" calcext:value-type="float">
            <text:p>29 290 805</text:p>
          </table:table-cell>
          <table:table-cell office:value-type="float" office:value="424945100" calcext:value-type="float">
            <text:p>424 945 100</text:p>
          </table:table-cell>
          <table:table-cell office:value-type="float" office:value="96.5705505768791" calcext:value-type="float">
            <text:p>96,57</text:p>
          </table:table-cell>
          <table:table-cell office:value-type="float" office:value="87653650" calcext:value-type="float">
            <text:p>87 653 650</text:p>
          </table:table-cell>
          <table:table-cell office:value-type="float" office:value="8.75512808399804" calcext:value-type="float">
            <text:p>8,755</text:p>
          </table:table-cell>
          <table:table-cell office:value-type="float" office:value="34334593" calcext:value-type="float">
            <text:p>34 334 593</text:p>
          </table:table-cell>
          <table:table-cell office:value-type="float" office:value="13182626" calcext:value-type="float">
            <text:p>13 182 626</text:p>
          </table:table-cell>
          <table:table-cell office:value-type="float" office:value="17848021" calcext:value-type="float">
            <text:p>17 848 021</text:p>
          </table:table-cell>
          <table:table-cell office:value-type="float" office:value="5.5596" calcext:value-type="float">
            <text:p>5,56</text:p>
          </table:table-cell>
          <table:table-cell office:value-type="float" office:value="4916114832" calcext:value-type="float">
            <text:p>4 916 114 832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Hi-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SM1551619_HIC070</text:p>
          </table:table-cell>
          <table:table-cell office:value-type="string" calcext:value-type="string">
            <text:p>Rao et al.</text:p>
          </table:table-cell>
          <table:table-cell office:value-type="float" office:value="1314487595" calcext:value-type="float">
            <text:p>1 314 487 595</text:p>
          </table:table-cell>
          <table:table-cell office:value-type="float" office:value="591854553" calcext:value-type="float">
            <text:p>591 854 553</text:p>
          </table:table-cell>
          <table:table-cell office:value-type="float" office:value="15452072" calcext:value-type="float">
            <text:p>15 452 072</text:p>
          </table:table-cell>
          <table:table-cell office:value-type="float" office:value="575565379" calcext:value-type="float">
            <text:p>575 565 379</text:p>
          </table:table-cell>
          <table:table-cell office:value-type="float" office:value="98.6971139122846" calcext:value-type="float">
            <text:p>98,70</text:p>
          </table:table-cell>
          <table:table-cell office:value-type="float" office:value="130778489" calcext:value-type="float">
            <text:p>130 778 489</text:p>
          </table:table-cell>
          <table:table-cell office:value-type="float" office:value="9.94900899007723" calcext:value-type="float">
            <text:p>9,949</text:p>
          </table:table-cell>
          <table:table-cell office:value-type="float" office:value="17126276" calcext:value-type="float">
            <text:p>17 126 276</text:p>
          </table:table-cell>
          <table:table-cell office:value-type="float" office:value="8811532" calcext:value-type="float">
            <text:p>8 811 532</text:p>
          </table:table-cell>
          <table:table-cell office:value-type="float" office:value="98778796" calcext:value-type="float">
            <text:p>98 778 796</text:p>
          </table:table-cell>
          <table:table-cell office:value-type="float" office:value="17.6901" calcext:value-type="float">
            <text:p>17,69</text:p>
          </table:table-cell>
          <table:table-cell office:value-type="float" office:value="1478944337" calcext:value-type="float">
            <text:p>1 478 944 337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Hi-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SM1551620_HIC071</text:p>
          </table:table-cell>
          <table:table-cell office:value-type="string" calcext:value-type="string">
            <text:p>Rao et al.</text:p>
          </table:table-cell>
          <table:table-cell office:value-type="float" office:value="173931529" calcext:value-type="float">
            <text:p>173 931 529</text:p>
          </table:table-cell>
          <table:table-cell office:value-type="float" office:value="79905895" calcext:value-type="float">
            <text:p>79 905 895</text:p>
          </table:table-cell>
          <table:table-cell office:value-type="float" office:value="1975600" calcext:value-type="float">
            <text:p>1 975 600</text:p>
          </table:table-cell>
          <table:table-cell office:value-type="float" office:value="77880938" calcext:value-type="float">
            <text:p>77 880 938</text:p>
          </table:table-cell>
          <table:table-cell office:value-type="float" office:value="98.8073962139435" calcext:value-type="float">
            <text:p>98,81</text:p>
          </table:table-cell>
          <table:table-cell office:value-type="float" office:value="14119739" calcext:value-type="float">
            <text:p>14 119 739</text:p>
          </table:table-cell>
          <table:table-cell office:value-type="float" office:value="8.11798704994998" calcext:value-type="float">
            <text:p>8,118</text:p>
          </table:table-cell>
          <table:table-cell office:value-type="float" office:value="2074314" calcext:value-type="float">
            <text:p>2 074 314</text:p>
          </table:table-cell>
          <table:table-cell office:value-type="float" office:value="269138" calcext:value-type="float">
            <text:p>269 138</text:p>
          </table:table-cell>
          <table:table-cell office:value-type="float" office:value="486893" calcext:value-type="float">
            <text:p>486 893</text:p>
          </table:table-cell>
          <table:table-cell office:value-type="float" office:value="0.788" calcext:value-type="float">
            <text:p>0,79</text:p>
          </table:table-cell>
          <table:table-cell office:value-type="float" office:value="6202732721" calcext:value-type="float">
            <text:p>6 202 732 721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Hi-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SM1551621_HIC072</text:p>
          </table:table-cell>
          <table:table-cell office:value-type="string" calcext:value-type="string">
            <text:p>Rao et al.</text:p>
          </table:table-cell>
          <table:table-cell office:value-type="float" office:value="159160116" calcext:value-type="float">
            <text:p>159 160 116</text:p>
          </table:table-cell>
          <table:table-cell office:value-type="float" office:value="79578049" calcext:value-type="float">
            <text:p>79 578 049</text:p>
          </table:table-cell>
          <table:table-cell office:value-type="float" office:value="2265995" calcext:value-type="float">
            <text:p>2 265 995</text:p>
          </table:table-cell>
          <table:table-cell office:value-type="float" office:value="77155821" calcext:value-type="float">
            <text:p>77 155 821</text:p>
          </table:table-cell>
          <table:table-cell office:value-type="float" office:value="98.3799578281283" calcext:value-type="float">
            <text:p>98,38</text:p>
          </table:table-cell>
          <table:table-cell office:value-type="float" office:value="4018" calcext:value-type="float">
            <text:p>4 018</text:p>
          </table:table-cell>
          <table:table-cell office:value-type="float" office:value="0.002524501804208" calcext:value-type="float">
            <text:p>0,003</text:p>
          </table:table-cell>
          <table:table-cell office:value-type="float" office:value="2578461" calcext:value-type="float">
            <text:p>2 578 461</text:p>
          </table:table-cell>
          <table:table-cell office:value-type="float" office:value="285395" calcext:value-type="float">
            <text:p>285 395</text:p>
          </table:table-cell>
          <table:table-cell office:value-type="float" office:value="366805" calcext:value-type="float">
            <text:p>366 805</text:p>
          </table:table-cell>
          <table:table-cell office:value-type="float" office:value="0.6508" calcext:value-type="float">
            <text:p>0,65</text:p>
          </table:table-cell>
          <table:table-cell office:value-type="float" office:value="8088955029" calcext:value-type="float">
            <text:p>8 088 955 029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Hi-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SM1551622_HIC073</text:p>
          </table:table-cell>
          <table:table-cell office:value-type="string" calcext:value-type="string">
            <text:p>Rao et al.</text:p>
          </table:table-cell>
          <table:table-cell office:value-type="float" office:value="154710364" calcext:value-type="float">
            <text:p>154 710 364</text:p>
          </table:table-cell>
          <table:table-cell office:value-type="float" office:value="77353816" calcext:value-type="float">
            <text:p>77 353 816</text:p>
          </table:table-cell>
          <table:table-cell office:value-type="float" office:value="2383970" calcext:value-type="float">
            <text:p>2 383 970</text:p>
          </table:table-cell>
          <table:table-cell office:value-type="float" office:value="74866287" calcext:value-type="float">
            <text:p>74 866 287</text:p>
          </table:table-cell>
          <table:table-cell office:value-type="float" office:value="98.3252007603059" calcext:value-type="float">
            <text:p>98,33</text:p>
          </table:table-cell>
          <table:table-cell office:value-type="float" office:value="2732" calcext:value-type="float">
            <text:p>2 732</text:p>
          </table:table-cell>
          <table:table-cell office:value-type="float" office:value="0.001765880403462" calcext:value-type="float">
            <text:p>0,002</text:p>
          </table:table-cell>
          <table:table-cell office:value-type="float" office:value="2591088" calcext:value-type="float">
            <text:p>2 591 088</text:p>
          </table:table-cell>
          <table:table-cell office:value-type="float" office:value="293115" calcext:value-type="float">
            <text:p>293 115</text:p>
          </table:table-cell>
          <table:table-cell office:value-type="float" office:value="240304" calcext:value-type="float">
            <text:p>240 304</text:p>
          </table:table-cell>
          <table:table-cell office:value-type="float" office:value="0.5086" calcext:value-type="float">
            <text:p>0,51</text:p>
          </table:table-cell>
          <table:table-cell office:value-type="float" office:value="11637260975" calcext:value-type="float">
            <text:p>11 637 260 975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Hi-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SM1551623_HIC074</text:p>
          </table:table-cell>
          <table:table-cell office:value-type="string" calcext:value-type="string">
            <text:p>Rao et al.</text:p>
          </table:table-cell>
          <table:table-cell office:value-type="float" office:value="175291763" calcext:value-type="float">
            <text:p>175 291 763</text:p>
          </table:table-cell>
          <table:table-cell office:value-type="float" office:value="80778733" calcext:value-type="float">
            <text:p>80 778 733</text:p>
          </table:table-cell>
          <table:table-cell office:value-type="float" office:value="2254814" calcext:value-type="float">
            <text:p>2 254 814</text:p>
          </table:table-cell>
          <table:table-cell office:value-type="float" office:value="78467294" calcext:value-type="float">
            <text:p>78 467 294</text:p>
          </table:table-cell>
          <table:table-cell office:value-type="float" office:value="98.6490728603146" calcext:value-type="float">
            <text:p>98,65</text:p>
          </table:table-cell>
          <table:table-cell office:value-type="float" office:value="13734297" calcext:value-type="float">
            <text:p>13 734 297</text:p>
          </table:table-cell>
          <table:table-cell office:value-type="float" office:value="7.83510688976298" calcext:value-type="float">
            <text:p>7,835</text:p>
          </table:table-cell>
          <table:table-cell office:value-type="float" office:value="2368064" calcext:value-type="float">
            <text:p>2 368 064</text:p>
          </table:table-cell>
          <table:table-cell office:value-type="float" office:value="321965" calcext:value-type="float">
            <text:p>321 965</text:p>
          </table:table-cell>
          <table:table-cell office:value-type="float" office:value="644986" calcext:value-type="float">
            <text:p>644 986</text:p>
          </table:table-cell>
          <table:table-cell office:value-type="float" office:value="1.0126" calcext:value-type="float">
            <text:p>1,01</text:p>
          </table:table-cell>
          <table:table-cell office:value-type="float" office:value="4746870162" calcext:value-type="float">
            <text:p>4 746 870 162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Hi-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CSR025GPQ</text:p>
          </table:table-cell>
          <table:table-cell office:value-type="string" calcext:value-type="string">
            <text:p>Zhou et al.</text:p>
          </table:table-cell>
          <table:table-cell office:value-type="float" office:value="260044021" calcext:value-type="float">
            <text:p>260 044 021</text:p>
          </table:table-cell>
          <table:table-cell office:value-type="float" office:value="258022356" calcext:value-type="float">
            <text:p>258 022 356</text:p>
          </table:table-cell>
          <table:table-cell office:value-type="float" office:value="220029156" calcext:value-type="float">
            <text:p>220 029 156</text:p>
          </table:table-cell>
          <table:table-cell office:value-type="string" calcext:value-type="string">
            <text:p>-</text:p>
          </table:table-cell>
          <table:table-cell office:value-type="float" office:value="85.3897044608459" calcext:value-type="float">
            <text:p>85,39</text:p>
          </table:table-cell>
          <table:table-cell office:value-type="float" office:value="2021665" calcext:value-type="float">
            <text:p>2 021 665</text:p>
          </table:table-cell>
          <table:table-cell office:value-type="float" office:value="0.777431833358707" calcext:value-type="float">
            <text:p>0,777</text:p>
          </table:table-cell>
          <table:table-cell office:value-type="float" office:value="37993200" calcext:value-type="float">
            <text:p>37 993 200</text:p>
          </table:table-cell>
          <table:table-cell office:value-type="float" office:value="50689083" calcext:value-type="float">
            <text:p>50 689 083</text:p>
          </table:table-cell>
          <table:table-cell office:value-type="string" calcext:value-type="string">
            <text:p>-</text:p>
          </table:table-cell>
          <table:table-cell office:value-type="float" office:value="23.0374" calcext:value-type="float">
            <text:p>23,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WG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CSR053AXS</text:p>
          </table:table-cell>
          <table:table-cell office:value-type="string" calcext:value-type="string">
            <text:p>Zhou et al.</text:p>
          </table:table-cell>
          <table:table-cell office:value-type="float" office:value="1592540515" calcext:value-type="float">
            <text:p>1 592 540 515</text:p>
          </table:table-cell>
          <table:table-cell office:value-type="float" office:value="1472492722" calcext:value-type="float">
            <text:p>1 472 492 722</text:p>
          </table:table-cell>
          <table:table-cell office:value-type="float" office:value="1332175586" calcext:value-type="float">
            <text:p>1 332 175 586</text:p>
          </table:table-cell>
          <table:table-cell office:value-type="string" calcext:value-type="string">
            <text:p>-</text:p>
          </table:table-cell>
          <table:table-cell office:value-type="float" office:value="91.1891010195116" calcext:value-type="float">
            <text:p>91,19</text:p>
          </table:table-cell>
          <table:table-cell office:value-type="float" office:value="120047793" calcext:value-type="float">
            <text:p>120 047 793</text:p>
          </table:table-cell>
          <table:table-cell office:value-type="float" office:value="7.53813117275701" calcext:value-type="float">
            <text:p>7,538</text:p>
          </table:table-cell>
          <table:table-cell office:value-type="float" office:value="140317136" calcext:value-type="float">
            <text:p>140 317 136</text:p>
          </table:table-cell>
          <table:table-cell office:value-type="float" office:value="496237198" calcext:value-type="float">
            <text:p>496 237 198</text:p>
          </table:table-cell>
          <table:table-cell office:value-type="string" calcext:value-type="string">
            <text:p>-</text:p>
          </table:table-cell>
          <table:table-cell office:value-type="float" office:value="37.2501" calcext:value-type="float">
            <text:p>37,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WG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CSR711UNY</text:p>
          </table:table-cell>
          <table:table-cell office:value-type="string" calcext:value-type="string">
            <text:p>Zhou et al.</text:p>
          </table:table-cell>
          <table:table-cell office:value-type="float" office:value="899473769" calcext:value-type="float">
            <text:p>899 473 769</text:p>
          </table:table-cell>
          <table:table-cell office:value-type="float" office:value="890796215" calcext:value-type="float">
            <text:p>890 796 215</text:p>
          </table:table-cell>
          <table:table-cell office:value-type="float" office:value="888239055" calcext:value-type="float">
            <text:p>888 239 055</text:p>
          </table:table-cell>
          <table:table-cell office:value-type="string" calcext:value-type="string">
            <text:p>-</text:p>
          </table:table-cell>
          <table:table-cell office:value-type="float" office:value="99.7157048834406" calcext:value-type="float">
            <text:p>99,72</text:p>
          </table:table-cell>
          <table:table-cell office:value-type="float" office:value="8677554" calcext:value-type="float">
            <text:p>8 677 554</text:p>
          </table:table-cell>
          <table:table-cell office:value-type="float" office:value="0.964736749315921" calcext:value-type="float">
            <text:p>0,965</text:p>
          </table:table-cell>
          <table:table-cell office:value-type="float" office:value="2557160" calcext:value-type="float">
            <text:p>2 557 160</text:p>
          </table:table-cell>
          <table:table-cell office:value-type="float" office:value="203498352" calcext:value-type="float">
            <text:p>203 498 352</text:p>
          </table:table-cell>
          <table:table-cell office:value-type="string" calcext:value-type="string">
            <text:p>-</text:p>
          </table:table-cell>
          <table:table-cell office:value-type="float" office:value="22.9103" calcext:value-type="float">
            <text:p>22,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WG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RX3358201</text:p>
          </table:table-cell>
          <table:table-cell office:value-type="string" calcext:value-type="string">
            <text:p>Dixon et al.</text:p>
          </table:table-cell>
          <table:table-cell office:value-type="float" office:value="737534099" calcext:value-type="float">
            <text:p>737 534 099</text:p>
          </table:table-cell>
          <table:table-cell office:value-type="float" office:value="366291496" calcext:value-type="float">
            <text:p>366 291 496</text:p>
          </table:table-cell>
          <table:table-cell office:value-type="float" office:value="923254" calcext:value-type="float">
            <text:p>923 254</text:p>
          </table:table-cell>
          <table:table-cell office:value-type="float" office:value="364794328" calcext:value-type="float">
            <text:p>364 794 328</text:p>
          </table:table-cell>
          <table:table-cell office:value-type="float" office:value="99.7191883056244" calcext:value-type="float">
            <text:p>99,72</text:p>
          </table:table-cell>
          <table:table-cell office:value-type="float" office:value="4951107" calcext:value-type="float">
            <text:p>4 951 107</text:p>
          </table:table-cell>
          <table:table-cell office:value-type="float" office:value="0.671305503937113" calcext:value-type="float">
            <text:p>0,671</text:p>
          </table:table-cell>
          <table:table-cell office:value-type="float" office:value="2071082" calcext:value-type="float">
            <text:p>2 071 082</text:p>
          </table:table-cell>
          <table:table-cell office:value-type="float" office:value="406066" calcext:value-type="float">
            <text:p>406 066</text:p>
          </table:table-cell>
          <table:table-cell office:value-type="float" office:value="73018048" calcext:value-type="float">
            <text:p>73 018 048</text:p>
          </table:table-cell>
          <table:table-cell office:value-type="float" office:value="20.0465" calcext:value-type="float">
            <text:p>20,05</text:p>
          </table:table-cell>
          <table:table-cell office:value-type="float" office:value="785091005" calcext:value-type="float">
            <text:p>785 091 005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WG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SE148362_G1</text:p>
          </table:table-cell>
          <table:table-cell office:value-type="string" calcext:value-type="string">
            <text:p>Wang et al.</text:p>
          </table:table-cell>
          <table:table-cell office:value-type="float" office:value="24804396" calcext:value-type="float">
            <text:p>24 804 396</text:p>
          </table:table-cell>
          <table:table-cell office:value-type="float" office:value="24804095" calcext:value-type="float">
            <text:p>24 804 095</text:p>
          </table:table-cell>
          <table:table-cell office:value-type="float" office:value="23909072" calcext:value-type="float">
            <text:p>23 909 072</text:p>
          </table:table-cell>
          <table:table-cell office:value-type="string" calcext:value-type="string">
            <text:p>-</text:p>
          </table:table-cell>
          <table:table-cell office:value-type="float" office:value="96.3916758948696" calcext:value-type="float">
            <text:p>96,39</text:p>
          </table:table-cell>
          <table:table-cell office:value-type="float" office:value="301" calcext:value-type="float">
            <text:p>301</text:p>
          </table:table-cell>
          <table:table-cell office:value-type="float" office:value="0.00121349457572" calcext:value-type="float">
            <text:p>0,001</text:p>
          </table:table-cell>
          <table:table-cell office:value-type="float" office:value="895023" calcext:value-type="float">
            <text:p>895 023</text:p>
          </table:table-cell>
          <table:table-cell office:value-type="float" office:value="921353" calcext:value-type="float">
            <text:p>921 353</text:p>
          </table:table-cell>
          <table:table-cell office:value-type="string" calcext:value-type="string">
            <text:p>-</text:p>
          </table:table-cell>
          <table:table-cell office:value-type="float" office:value="3.8536" calcext:value-type="float">
            <text:p>3,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epli-se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SE148362_G2</text:p>
          </table:table-cell>
          <table:table-cell office:value-type="string" calcext:value-type="string">
            <text:p>Wang et al.</text:p>
          </table:table-cell>
          <table:table-cell office:value-type="float" office:value="33033010" calcext:value-type="float">
            <text:p>33 033 010</text:p>
          </table:table-cell>
          <table:table-cell office:value-type="float" office:value="33032314" calcext:value-type="float">
            <text:p>33 032 314</text:p>
          </table:table-cell>
          <table:table-cell office:value-type="float" office:value="32241907" calcext:value-type="float">
            <text:p>32 241 907</text:p>
          </table:table-cell>
          <table:table-cell office:value-type="string" calcext:value-type="string">
            <text:p>-</text:p>
          </table:table-cell>
          <table:table-cell office:value-type="float" office:value="97.6072207770349" calcext:value-type="float">
            <text:p>97,61</text:p>
          </table:table-cell>
          <table:table-cell office:value-type="float" office:value="696" calcext:value-type="float">
            <text:p>696</text:p>
          </table:table-cell>
          <table:table-cell office:value-type="float" office:value="0.002106983287324" calcext:value-type="float">
            <text:p>0,002</text:p>
          </table:table-cell>
          <table:table-cell office:value-type="float" office:value="790407" calcext:value-type="float">
            <text:p>790 407</text:p>
          </table:table-cell>
          <table:table-cell office:value-type="float" office:value="3881991" calcext:value-type="float">
            <text:p>3 881 991</text:p>
          </table:table-cell>
          <table:table-cell office:value-type="string" calcext:value-type="string">
            <text:p>-</text:p>
          </table:table-cell>
          <table:table-cell office:value-type="float" office:value="12.0402" calcext:value-type="float">
            <text:p>12,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epli-se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SE148362_S1</text:p>
          </table:table-cell>
          <table:table-cell office:value-type="string" calcext:value-type="string">
            <text:p>Wang et al.</text:p>
          </table:table-cell>
          <table:table-cell office:value-type="float" office:value="30885298" calcext:value-type="float">
            <text:p>30 885 298</text:p>
          </table:table-cell>
          <table:table-cell office:value-type="float" office:value="30884788" calcext:value-type="float">
            <text:p>30 884 788</text:p>
          </table:table-cell>
          <table:table-cell office:value-type="float" office:value="30481936" calcext:value-type="float">
            <text:p>30 481 936</text:p>
          </table:table-cell>
          <table:table-cell office:value-type="string" calcext:value-type="string">
            <text:p>-</text:p>
          </table:table-cell>
          <table:table-cell office:value-type="float" office:value="98.6956512448091" calcext:value-type="float">
            <text:p>98,70</text:p>
          </table:table-cell>
          <table:table-cell office:value-type="float" office:value="510" calcext:value-type="float">
            <text:p>510</text:p>
          </table:table-cell>
          <table:table-cell office:value-type="float" office:value="0.001651271099926" calcext:value-type="float">
            <text:p>0,002</text:p>
          </table:table-cell>
          <table:table-cell office:value-type="float" office:value="402852" calcext:value-type="float">
            <text:p>402 852</text:p>
          </table:table-cell>
          <table:table-cell office:value-type="float" office:value="2156480" calcext:value-type="float">
            <text:p>2 156 480</text:p>
          </table:table-cell>
          <table:table-cell office:value-type="string" calcext:value-type="string">
            <text:p>-</text:p>
          </table:table-cell>
          <table:table-cell office:value-type="float" office:value="7.0746" calcext:value-type="float">
            <text:p>7,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epli-se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SE148362_S2</text:p>
          </table:table-cell>
          <table:table-cell office:value-type="string" calcext:value-type="string">
            <text:p>Wang et al.</text:p>
          </table:table-cell>
          <table:table-cell office:value-type="float" office:value="45360305" calcext:value-type="float">
            <text:p>45 360 305</text:p>
          </table:table-cell>
          <table:table-cell office:value-type="float" office:value="45359273" calcext:value-type="float">
            <text:p>45 359 273</text:p>
          </table:table-cell>
          <table:table-cell office:value-type="float" office:value="44630884" calcext:value-type="float">
            <text:p>44 630 884</text:p>
          </table:table-cell>
          <table:table-cell office:value-type="string" calcext:value-type="string">
            <text:p>-</text:p>
          </table:table-cell>
          <table:table-cell office:value-type="float" office:value="98.3942149418969" calcext:value-type="float">
            <text:p>98,39</text:p>
          </table:table-cell>
          <table:table-cell office:value-type="float" office:value="1032" calcext:value-type="float">
            <text:p>1 032</text:p>
          </table:table-cell>
          <table:table-cell office:value-type="float" office:value="0.002275116977278" calcext:value-type="float">
            <text:p>0,002</text:p>
          </table:table-cell>
          <table:table-cell office:value-type="float" office:value="728389" calcext:value-type="float">
            <text:p>728 389</text:p>
          </table:table-cell>
          <table:table-cell office:value-type="float" office:value="1939846" calcext:value-type="float">
            <text:p>1 939 846</text:p>
          </table:table-cell>
          <table:table-cell office:value-type="string" calcext:value-type="string">
            <text:p>-</text:p>
          </table:table-cell>
          <table:table-cell office:value-type="float" office:value="4.3464" calcext:value-type="float">
            <text:p>4,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epli-se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SE148362_S3</text:p>
          </table:table-cell>
          <table:table-cell office:value-type="string" calcext:value-type="string">
            <text:p>Wang et al.</text:p>
          </table:table-cell>
          <table:table-cell office:value-type="float" office:value="49807988" calcext:value-type="float">
            <text:p>49 807 988</text:p>
          </table:table-cell>
          <table:table-cell office:value-type="float" office:value="49807076" calcext:value-type="float">
            <text:p>49 807 076</text:p>
          </table:table-cell>
          <table:table-cell office:value-type="float" office:value="49205535" calcext:value-type="float">
            <text:p>49 205 535</text:p>
          </table:table-cell>
          <table:table-cell office:value-type="string" calcext:value-type="string">
            <text:p>-</text:p>
          </table:table-cell>
          <table:table-cell office:value-type="float" office:value="98.7922800655991" calcext:value-type="float">
            <text:p>98,79</text:p>
          </table:table-cell>
          <table:table-cell office:value-type="float" office:value="912" calcext:value-type="float">
            <text:p>912</text:p>
          </table:table-cell>
          <table:table-cell office:value-type="float" office:value="0.001831031600795" calcext:value-type="float">
            <text:p>0,002</text:p>
          </table:table-cell>
          <table:table-cell office:value-type="float" office:value="601541" calcext:value-type="float">
            <text:p>601 541</text:p>
          </table:table-cell>
          <table:table-cell office:value-type="float" office:value="2889464" calcext:value-type="float">
            <text:p>2 889 464</text:p>
          </table:table-cell>
          <table:table-cell office:value-type="string" calcext:value-type="string">
            <text:p>-</text:p>
          </table:table-cell>
          <table:table-cell office:value-type="float" office:value="5.8722" calcext:value-type="float">
            <text:p>5,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epli-se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SE148362_S4</text:p>
          </table:table-cell>
          <table:table-cell office:value-type="string" calcext:value-type="string">
            <text:p>Wang et al.</text:p>
          </table:table-cell>
          <table:table-cell office:value-type="float" office:value="44149770" calcext:value-type="float">
            <text:p>44 149 770</text:p>
          </table:table-cell>
          <table:table-cell office:value-type="float" office:value="44149029" calcext:value-type="float">
            <text:p>44 149 029</text:p>
          </table:table-cell>
          <table:table-cell office:value-type="float" office:value="43469002" calcext:value-type="float">
            <text:p>43 469 002</text:p>
          </table:table-cell>
          <table:table-cell office:value-type="string" calcext:value-type="string">
            <text:p>-</text:p>
          </table:table-cell>
          <table:table-cell office:value-type="float" office:value="98.4597269702651" calcext:value-type="float">
            <text:p>98,46</text:p>
          </table:table-cell>
          <table:table-cell office:value-type="float" office:value="741" calcext:value-type="float">
            <text:p>741</text:p>
          </table:table-cell>
          <table:table-cell office:value-type="float" office:value="0.001678377939455" calcext:value-type="float">
            <text:p>0,002</text:p>
          </table:table-cell>
          <table:table-cell office:value-type="float" office:value="680027" calcext:value-type="float">
            <text:p>680 027</text:p>
          </table:table-cell>
          <table:table-cell office:value-type="float" office:value="2678091" calcext:value-type="float">
            <text:p>2 678 091</text:p>
          </table:table-cell>
          <table:table-cell office:value-type="string" calcext:value-type="string">
            <text:p>-</text:p>
          </table:table-cell>
          <table:table-cell office:value-type="float" office:value="6.1609" calcext:value-type="float">
            <text:p>6,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epli-se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SE148362_S5</text:p>
          </table:table-cell>
          <table:table-cell office:value-type="string" calcext:value-type="string">
            <text:p>Wang et al.</text:p>
          </table:table-cell>
          <table:table-cell office:value-type="float" office:value="38424835" calcext:value-type="float">
            <text:p>38 424 835</text:p>
          </table:table-cell>
          <table:table-cell office:value-type="float" office:value="38424060" calcext:value-type="float">
            <text:p>38 424 060</text:p>
          </table:table-cell>
          <table:table-cell office:value-type="float" office:value="37640056" calcext:value-type="float">
            <text:p>37 640 056</text:p>
          </table:table-cell>
          <table:table-cell office:value-type="string" calcext:value-type="string">
            <text:p>-</text:p>
          </table:table-cell>
          <table:table-cell office:value-type="float" office:value="97.9596425072483" calcext:value-type="float">
            <text:p>97,96</text:p>
          </table:table-cell>
          <table:table-cell office:value-type="float" office:value="775" calcext:value-type="float">
            <text:p>775</text:p>
          </table:table-cell>
          <table:table-cell office:value-type="float" office:value="0.002016924731102" calcext:value-type="float">
            <text:p>0,002</text:p>
          </table:table-cell>
          <table:table-cell office:value-type="float" office:value="784004" calcext:value-type="float">
            <text:p>784 004</text:p>
          </table:table-cell>
          <table:table-cell office:value-type="float" office:value="3600260" calcext:value-type="float">
            <text:p>3 600 260</text:p>
          </table:table-cell>
          <table:table-cell office:value-type="string" calcext:value-type="string">
            <text:p>-</text:p>
          </table:table-cell>
          <table:table-cell office:value-type="float" office:value="9.565" calcext:value-type="float">
            <text:p>9,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epli-se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SE148362_S6</text:p>
          </table:table-cell>
          <table:table-cell office:value-type="string" calcext:value-type="string">
            <text:p>Wang et al.</text:p>
          </table:table-cell>
          <table:table-cell office:value-type="float" office:value="35203676" calcext:value-type="float">
            <text:p>35 203 676</text:p>
          </table:table-cell>
          <table:table-cell office:value-type="float" office:value="35203005" calcext:value-type="float">
            <text:p>35 203 005</text:p>
          </table:table-cell>
          <table:table-cell office:value-type="float" office:value="34324742" calcext:value-type="float">
            <text:p>34 324 742</text:p>
          </table:table-cell>
          <table:table-cell office:value-type="string" calcext:value-type="string">
            <text:p>-</text:p>
          </table:table-cell>
          <table:table-cell office:value-type="float" office:value="97.5051951960926" calcext:value-type="float">
            <text:p>97,51</text:p>
          </table:table-cell>
          <table:table-cell office:value-type="float" office:value="671" calcext:value-type="float">
            <text:p>671</text:p>
          </table:table-cell>
          <table:table-cell office:value-type="float" office:value="0.001906050947634" calcext:value-type="float">
            <text:p>0,002</text:p>
          </table:table-cell>
          <table:table-cell office:value-type="float" office:value="878263" calcext:value-type="float">
            <text:p>878 263</text:p>
          </table:table-cell>
          <table:table-cell office:value-type="float" office:value="4177438" calcext:value-type="float">
            <text:p>4 177 438</text:p>
          </table:table-cell>
          <table:table-cell office:value-type="string" calcext:value-type="string">
            <text:p>-</text:p>
          </table:table-cell>
          <table:table-cell office:value-type="float" office:value="12.1703" calcext:value-type="float">
            <text:p>12,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epli-se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ITU_HS1</text:p>
          </table:table-cell>
          <table:table-cell office:value-type="string" calcext:value-type="string">
            <text:p>Ray et al.</text:p>
          </table:table-cell>
          <table:table-cell office:value-type="float" office:value="172589790" calcext:value-type="float">
            <text:p>172 589 790</text:p>
          </table:table-cell>
          <table:table-cell office:value-type="float" office:value="86294895" calcext:value-type="float">
            <text:p>86 294 895</text:p>
          </table:table-cell>
          <table:table-cell office:value-type="float" office:value="9982274" calcext:value-type="float">
            <text:p>9 982 274</text:p>
          </table:table-cell>
          <table:table-cell office:value-type="float" office:value="75521119" calcext:value-type="float">
            <text:p>75 521 119</text:p>
          </table:table-cell>
          <table:table-cell office:value-type="float" office:value="93.298979041576" calcext:value-type="float">
            <text:p>93,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office:value-type="float" office:value="11565278" calcext:value-type="float">
            <text:p>11 565 278</text:p>
          </table:table-cell>
          <table:table-cell office:value-type="float" office:value="1615286" calcext:value-type="float">
            <text:p>1 615 286</text:p>
          </table:table-cell>
          <table:table-cell office:value-type="float" office:value="1841061" calcext:value-type="float">
            <text:p>1 841 061</text:p>
          </table:table-cell>
          <table:table-cell office:value-type="float" office:value="3.2898" calcext:value-type="float">
            <text:p>3,29</text:p>
          </table:table-cell>
          <table:table-cell office:value-type="float" office:value="1523677153" calcext:value-type="float">
            <text:p>1 523 677 153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Hi-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ITU_HS2</text:p>
          </table:table-cell>
          <table:table-cell office:value-type="string" calcext:value-type="string">
            <text:p>Ray et al.</text:p>
          </table:table-cell>
          <table:table-cell office:value-type="float" office:value="254187838" calcext:value-type="float">
            <text:p>254 187 838</text:p>
          </table:table-cell>
          <table:table-cell office:value-type="float" office:value="127093919" calcext:value-type="float">
            <text:p>127 093 919</text:p>
          </table:table-cell>
          <table:table-cell office:value-type="float" office:value="13858195" calcext:value-type="float">
            <text:p>13 858 195</text:p>
          </table:table-cell>
          <table:table-cell office:value-type="float" office:value="111730240" calcext:value-type="float">
            <text:p>111 730 240</text:p>
          </table:table-cell>
          <table:table-cell office:value-type="float" office:value="93.3635050627403" calcext:value-type="float">
            <text:p>93,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office:value-type="float" office:value="16869163" calcext:value-type="float">
            <text:p>16 869 163</text:p>
          </table:table-cell>
          <table:table-cell office:value-type="float" office:value="3048273" calcext:value-type="float">
            <text:p>3 048 273</text:p>
          </table:table-cell>
          <table:table-cell office:value-type="float" office:value="1923146" calcext:value-type="float">
            <text:p>1 923 146</text:p>
          </table:table-cell>
          <table:table-cell office:value-type="float" office:value="2.9052" calcext:value-type="float">
            <text:p>2,91</text:p>
          </table:table-cell>
          <table:table-cell office:value-type="float" office:value="3208280267" calcext:value-type="float">
            <text:p>3 208 280 267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Hi-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ITU_NHS1</text:p>
          </table:table-cell>
          <table:table-cell office:value-type="string" calcext:value-type="string">
            <text:p>Ray et al.</text:p>
          </table:table-cell>
          <table:table-cell office:value-type="float" office:value="172891188" calcext:value-type="float">
            <text:p>172 891 188</text:p>
          </table:table-cell>
          <table:table-cell office:value-type="float" office:value="86445594" calcext:value-type="float">
            <text:p>86 445 594</text:p>
          </table:table-cell>
          <table:table-cell office:value-type="float" office:value="9737847" calcext:value-type="float">
            <text:p>9 737 847</text:p>
          </table:table-cell>
          <table:table-cell office:value-type="float" office:value="75893138" calcext:value-type="float">
            <text:p>75 893 138</text:p>
          </table:table-cell>
          <table:table-cell office:value-type="float" office:value="93.4253069045948" calcext:value-type="float">
            <text:p>93,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office:value-type="float" office:value="11367065" calcext:value-type="float">
            <text:p>11 367 065</text:p>
          </table:table-cell>
          <table:table-cell office:value-type="float" office:value="1649376" calcext:value-type="float">
            <text:p>1 649 376</text:p>
          </table:table-cell>
          <table:table-cell office:value-type="float" office:value="1903981" calcext:value-type="float">
            <text:p>1 903 981</text:p>
          </table:table-cell>
          <table:table-cell office:value-type="float" office:value="3.3787" calcext:value-type="float">
            <text:p>3,38</text:p>
          </table:table-cell>
          <table:table-cell office:value-type="float" office:value="1487154386" calcext:value-type="float">
            <text:p>1 487 154 386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Hi-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ITU_NHS2</text:p>
          </table:table-cell>
          <table:table-cell office:value-type="string" calcext:value-type="string">
            <text:p>Ray et al.</text:p>
          </table:table-cell>
          <table:table-cell office:value-type="float" office:value="256944772" calcext:value-type="float">
            <text:p>256 944 772</text:p>
          </table:table-cell>
          <table:table-cell office:value-type="float" office:value="128472386" calcext:value-type="float">
            <text:p>128 472 386</text:p>
          </table:table-cell>
          <table:table-cell office:value-type="float" office:value="14417076" calcext:value-type="float">
            <text:p>14 417 076</text:p>
          </table:table-cell>
          <table:table-cell office:value-type="float" office:value="112615319" calcext:value-type="float">
            <text:p>112 615 319</text:p>
          </table:table-cell>
          <table:table-cell office:value-type="float" office:value="93.2681806034178" calcext:value-type="float">
            <text:p>93,2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</text:p>
          </table:table-cell>
          <table:table-cell office:value-type="float" office:value="17297058" calcext:value-type="float">
            <text:p>17 297 058</text:p>
          </table:table-cell>
          <table:table-cell office:value-type="float" office:value="3196535" calcext:value-type="float">
            <text:p>3 196 535</text:p>
          </table:table-cell>
          <table:table-cell office:value-type="float" office:value="1961996" calcext:value-type="float">
            <text:p>1 961 996</text:p>
          </table:table-cell>
          <table:table-cell office:value-type="float" office:value="2.9712" calcext:value-type="float">
            <text:p>2,97</text:p>
          </table:table-cell>
          <table:table-cell office:value-type="float" office:value="3194317878" calcext:value-type="float">
            <text:p>3 194 317 878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Hi-C</text:p>
          </table:table-cell>
          <table:table-cell table:number-columns-repeated="9"/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DE_TRANSIENT</text:p>
          </table:table-cell>
          <table:table-cell office:value-type="string" calcext:value-type="string">
            <text:p>Moquin et al.</text:p>
          </table:table-cell>
          <table:table-cell office:value-type="float" office:value="110319638" calcext:value-type="float">
            <text:p>110 319 638</text:p>
          </table:table-cell>
          <table:table-cell office:value-type="float" office:value="55158049" calcext:value-type="float">
            <text:p>55 158 049</text:p>
          </table:table-cell>
          <table:table-cell office:value-type="float" office:value="3140556" calcext:value-type="float">
            <text:p>3 140 556</text:p>
          </table:table-cell>
          <table:table-cell office:value-type="float" office:value="51158920" calcext:value-type="float">
            <text:p>51 158 920</text:p>
          </table:table-cell>
          <table:table-cell office:value-type="float" office:value="95.5967023749661" calcext:value-type="float">
            <text:p>95,60</text:p>
          </table:table-cell>
          <table:table-cell office:value-type="float" office:value="3540" calcext:value-type="float">
            <text:p>3 540</text:p>
          </table:table-cell>
          <table:table-cell office:value-type="float" office:value="0.00320885752" calcext:value-type="float">
            <text:p>0,003</text:p>
          </table:table-cell>
          <table:table-cell office:value-type="float" office:value="4857702" calcext:value-type="float">
            <text:p>4 857 702</text:p>
          </table:table-cell>
          <table:table-cell office:value-type="float" office:value="721938" calcext:value-type="float">
            <text:p>721 938</text:p>
          </table:table-cell>
          <table:table-cell office:value-type="float" office:value="3917308" calcext:value-type="float">
            <text:p>3 917 308</text:p>
          </table:table-cell>
          <table:table-cell office:value-type="float" office:value="8.1137" calcext:value-type="float">
            <text:p>8,11</text:p>
          </table:table-cell>
          <table:table-cell office:value-type="float" office:value="316780447" calcext:value-type="float">
            <text:p>316 780 447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Hi-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D_STABLE_REP1</text:p>
          </table:table-cell>
          <table:table-cell office:value-type="string" calcext:value-type="string">
            <text:p>Moquin et al.</text:p>
          </table:table-cell>
          <table:table-cell office:value-type="float" office:value="134347099" calcext:value-type="float">
            <text:p>134 347 099</text:p>
          </table:table-cell>
          <table:table-cell office:value-type="float" office:value="67172619" calcext:value-type="float">
            <text:p>67 172 619</text:p>
          </table:table-cell>
          <table:table-cell office:value-type="float" office:value="1565427" calcext:value-type="float">
            <text:p>1 565 427</text:p>
          </table:table-cell>
          <table:table-cell office:value-type="float" office:value="64767511" calcext:value-type="float">
            <text:p>64 767 511</text:p>
          </table:table-cell>
          <table:table-cell office:value-type="float" office:value="97.584771815579" calcext:value-type="float">
            <text:p>97,58</text:p>
          </table:table-cell>
          <table:table-cell office:value-type="float" office:value="1861" calcext:value-type="float">
            <text:p>1 861</text:p>
          </table:table-cell>
          <table:table-cell office:value-type="float" office:value="0.00138521785275" calcext:value-type="float">
            <text:p>0,001</text:p>
          </table:table-cell>
          <table:table-cell office:value-type="float" office:value="3244789" calcext:value-type="float">
            <text:p>3 244 789</text:p>
          </table:table-cell>
          <table:table-cell office:value-type="float" office:value="376260" calcext:value-type="float">
            <text:p>376 260</text:p>
          </table:table-cell>
          <table:table-cell office:value-type="float" office:value="5573966" calcext:value-type="float">
            <text:p>5 573 966</text:p>
          </table:table-cell>
          <table:table-cell office:value-type="float" office:value="8.7904" calcext:value-type="float">
            <text:p>8,79</text:p>
          </table:table-cell>
          <table:table-cell office:value-type="float" office:value="354373851" calcext:value-type="float">
            <text:p>354 373 851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Hi-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D_STABLE_REP2</text:p>
          </table:table-cell>
          <table:table-cell office:value-type="string" calcext:value-type="string">
            <text:p>Moquin et al.</text:p>
          </table:table-cell>
          <table:table-cell office:value-type="float" office:value="105745908" calcext:value-type="float">
            <text:p>105 745 908</text:p>
          </table:table-cell>
          <table:table-cell office:value-type="float" office:value="52872167" calcext:value-type="float">
            <text:p>52 872 167</text:p>
          </table:table-cell>
          <table:table-cell office:value-type="float" office:value="993483" calcext:value-type="float">
            <text:p>993 483</text:p>
          </table:table-cell>
          <table:table-cell office:value-type="float" office:value="51442087" calcext:value-type="float">
            <text:p>51 442 087</text:p>
          </table:table-cell>
          <table:table-cell office:value-type="float" office:value="98.2347524974678" calcext:value-type="float">
            <text:p>98,23</text:p>
          </table:table-cell>
          <table:table-cell office:value-type="float" office:value="1574" calcext:value-type="float">
            <text:p>1 574</text:p>
          </table:table-cell>
          <table:table-cell office:value-type="float" office:value="0.001488473672192" calcext:value-type="float">
            <text:p>0,001</text:p>
          </table:table-cell>
          <table:table-cell office:value-type="float" office:value="1866677" calcext:value-type="float">
            <text:p>1 866 677</text:p>
          </table:table-cell>
          <table:table-cell office:value-type="float" office:value="217598" calcext:value-type="float">
            <text:p>217 598</text:p>
          </table:table-cell>
          <table:table-cell office:value-type="float" office:value="2058449" calcext:value-type="float">
            <text:p>2 058 449</text:p>
          </table:table-cell>
          <table:table-cell office:value-type="float" office:value="4.1727" calcext:value-type="float">
            <text:p>4,17</text:p>
          </table:table-cell>
          <table:table-cell office:value-type="float" office:value="625522723" calcext:value-type="float">
            <text:p>625 522 723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Hi-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D_TRANSIENT</text:p>
          </table:table-cell>
          <table:table-cell office:value-type="string" calcext:value-type="string">
            <text:p>Moquin et al.</text:p>
          </table:table-cell>
          <table:table-cell office:value-type="float" office:value="162600928" calcext:value-type="float">
            <text:p>162 600 928</text:p>
          </table:table-cell>
          <table:table-cell office:value-type="float" office:value="81297824" calcext:value-type="float">
            <text:p>81 297 824</text:p>
          </table:table-cell>
          <table:table-cell office:value-type="float" office:value="4639787" calcext:value-type="float">
            <text:p>4 639 787</text:p>
          </table:table-cell>
          <table:table-cell office:value-type="float" office:value="75141163" calcext:value-type="float">
            <text:p>75 141 163</text:p>
          </table:table-cell>
          <table:table-cell office:value-type="float" office:value="95.2807557162281" calcext:value-type="float">
            <text:p>95,28</text:p>
          </table:table-cell>
          <table:table-cell office:value-type="float" office:value="5280" calcext:value-type="float">
            <text:p>5 280</text:p>
          </table:table-cell>
          <table:table-cell office:value-type="float" office:value="0.00324721393964" calcext:value-type="float">
            <text:p>0,003</text:p>
          </table:table-cell>
          <table:table-cell office:value-type="float" office:value="7673535" calcext:value-type="float">
            <text:p>7 673 535</text:p>
          </table:table-cell>
          <table:table-cell office:value-type="float" office:value="1339404" calcext:value-type="float">
            <text:p>1 339 404</text:p>
          </table:table-cell>
          <table:table-cell office:value-type="float" office:value="7298377" calcext:value-type="float">
            <text:p>7 298 377</text:p>
          </table:table-cell>
          <table:table-cell office:value-type="float" office:value="10.2866" calcext:value-type="float">
            <text:p>10,29</text:p>
          </table:table-cell>
          <table:table-cell office:value-type="float" office:value="361336652" calcext:value-type="float">
            <text:p>361 336 652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Hi-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SM2588815_R1</text:p>
          </table:table-cell>
          <table:table-cell office:value-type="string" calcext:value-type="string">
            <text:p>Belaghzal et al.</text:p>
          </table:table-cell>
          <table:table-cell office:value-type="float" office:value="172533452" calcext:value-type="float">
            <text:p>172 533 452</text:p>
          </table:table-cell>
          <table:table-cell office:value-type="float" office:value="72914268" calcext:value-type="float">
            <text:p>72 914 268</text:p>
          </table:table-cell>
          <table:table-cell office:value-type="float" office:value="648294" calcext:value-type="float">
            <text:p>648 294</text:p>
          </table:table-cell>
          <table:table-cell office:value-type="float" office:value="72067575" calcext:value-type="float">
            <text:p>72 067 575</text:p>
          </table:table-cell>
          <table:table-cell office:value-type="float" office:value="99.3942670317638" calcext:value-type="float">
            <text:p>99,39</text:p>
          </table:table-cell>
          <table:table-cell office:value-type="float" office:value="26704916" calcext:value-type="float">
            <text:p>26 704 916</text:p>
          </table:table-cell>
          <table:table-cell office:value-type="float" office:value="15.4781091379311" calcext:value-type="float">
            <text:p>15,478</text:p>
          </table:table-cell>
          <table:table-cell office:value-type="float" office:value="1045092" calcext:value-type="float">
            <text:p>1 045 092</text:p>
          </table:table-cell>
          <table:table-cell office:value-type="float" office:value="210273" calcext:value-type="float">
            <text:p>210 273</text:p>
          </table:table-cell>
          <table:table-cell office:value-type="float" office:value="9694590" calcext:value-type="float">
            <text:p>9 694 590</text:p>
          </table:table-cell>
          <table:table-cell office:value-type="float" office:value="13.5371" calcext:value-type="float">
            <text:p>13,54</text:p>
          </table:table-cell>
          <table:table-cell office:value-type="float" office:value="243264112" calcext:value-type="float">
            <text:p>243 264 112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Hi-C</text:p>
          </table:table-cell>
          <table:table-cell/>
          <table:table-cell office:value-type="string" calcext:value-type="string">
            <text:p>Articl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upplementary</text:p>
          </table:table-cell>
          <table:table-cell office:value-type="string" calcext:value-type="string">
            <text:p>Supplementary, % of total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Mapped, % of total</text:p>
          </table:table-cell>
          <table:table-cell office:value-type="string" calcext:value-type="string">
            <text:p>Properly paired</text:p>
          </table:table-cell>
          <table:table-cell office:value-type="string" calcext:value-type="string">
            <text:p>Properly paired, % of mapped</text:p>
          </table:table-cell>
          <table:table-cell office:value-type="string" calcext:value-type="string">
            <text:p>Mapped pairs</text:p>
          </table:table-cell>
          <table:table-cell office:value-type="string" calcext:value-type="string">
            <text:p>Singletons</text:p>
          </table:table-cell>
          <table:table-cell office:value-type="string" calcext:value-type="string">
            <text:p>With mate mapped to a different chr</text:p>
          </table:table-cell>
          <table:table-cell office:value-type="string" calcext:value-type="string">
            <text:p>With mate mapped to a different chr, % of mapped</text:p>
          </table:table-cell>
          <table:table-cell office:value-type="string" calcext:value-type="string">
            <text:p>With mate mapped to a different chr (mapQ&gt;=5)</text:p>
          </table:table-cell>
          <table:table-cell office:value-type="string" calcext:value-type="string">
            <text:p>With mate mapped to a different chr (mapQ&gt;=5), % of mapped with mate mapped to a different chr</text:p>
          </table:table-cell>
          <table:table-cell office:value-type="string" calcext:value-type="string">
            <text:p>Sequencing reads/pairs</text:p>
          </table:table-cell>
          <table:table-cell office:value-type="string" calcext:value-type="string">
            <text:p>Read type</text:p>
          </table:table-cell>
          <table:table-cell office:value-type="string" calcext:value-type="string">
            <text:p>Data type</text:p>
          </table:table-cell>
        </table:table-row>
        <table:table-row table:style-name="ro1">
          <table:table-cell office:value-type="string" calcext:value-type="string">
            <text:p>GSM2536769_WT</text:p>
          </table:table-cell>
          <table:table-cell office:value-type="string" calcext:value-type="string">
            <text:p>Banaszak et al.</text:p>
          </table:table-cell>
          <table:table-cell office:value-type="float" office:value="78464649" calcext:value-type="float">
            <text:p>78 464 649</text:p>
          </table:table-cell>
          <table:table-cell office:value-type="float" office:value="39211303" calcext:value-type="float">
            <text:p>39 211 303</text:p>
          </table:table-cell>
          <table:table-cell office:value-type="float" office:value="171253" calcext:value-type="float">
            <text:p>171 253</text:p>
          </table:table-cell>
          <table:table-cell office:value-type="float" office:value="38914993" calcext:value-type="float">
            <text:p>38 914 993</text:p>
          </table:table-cell>
          <table:table-cell office:value-type="float" office:value="99.4629849169401" calcext:value-type="float">
            <text:p>99,46</text:p>
          </table:table-cell>
          <table:table-cell office:value-type="float" office:value="42043" calcext:value-type="float">
            <text:p>42 043</text:p>
          </table:table-cell>
          <table:table-cell office:value-type="float" office:value="0.053582091471537" calcext:value-type="float">
            <text:p>0,054</text:p>
          </table:table-cell>
          <table:table-cell office:value-type="float" office:value="421367" calcext:value-type="float">
            <text:p>421 367</text:p>
          </table:table-cell>
          <table:table-cell office:value-type="float" office:value="91145" calcext:value-type="float">
            <text:p>91 145</text:p>
          </table:table-cell>
          <table:table-cell office:value-type="float" office:value="7821960" calcext:value-type="float">
            <text:p>7 821 960</text:p>
          </table:table-cell>
          <table:table-cell office:value-type="float" office:value="20.1728" calcext:value-type="float">
            <text:p>20,17</text:p>
          </table:table-cell>
          <table:table-cell office:value-type="float" office:value="83342746" calcext:value-type="float">
            <text:p>83 342 746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WES</text:p>
          </table:table-cell>
          <table:table-cell/>
          <table:table-cell office:value-type="string" calcext:value-type="string">
            <text:p>Rao et al.</text:p>
          </table:table-cell>
          <table:table-cell table:style-name="ce1" office:value-type="float" office:value="2978750615" calcext:value-type="float">
            <text:p>2 978 750 615</text:p>
          </table:table-cell>
          <table:table-cell table:style-name="ce1" office:value-type="float" office:value="246292925" calcext:value-type="float">
            <text:p>246 292 925</text:p>
          </table:table-cell>
          <table:table-cell table:style-name="ce4" office:value-type="float" office:value="8.26832980779762" calcext:value-type="float">
            <text:p>8,268</text:p>
          </table:table-cell>
          <table:table-cell table:style-name="ce1" office:value-type="float" office:value="2917677819" calcext:value-type="float">
            <text:p>2 917 677 819</text:p>
          </table:table-cell>
          <table:table-cell table:style-name="ce5" office:value-type="float" office:value="97.9497177208304" calcext:value-type="float">
            <text:p>97,95</text:p>
          </table:table-cell>
          <table:table-cell table:style-name="ce1" office:value-type="float" office:value="788993734" calcext:value-type="float">
            <text:p>788 993 734</text:p>
          </table:table-cell>
          <table:table-cell table:style-name="ce2" office:value-type="float" office:value="27.0418388508166" calcext:value-type="float">
            <text:p>27,04</text:p>
          </table:table-cell>
          <table:table-cell table:style-name="ce1" office:value-type="float" office:value="2617761638" calcext:value-type="float">
            <text:p>2 617 761 638</text:p>
          </table:table-cell>
          <table:table-cell table:style-name="ce1" office:value-type="float" office:value="53623256" calcext:value-type="float">
            <text:p>53 623 256</text:p>
          </table:table-cell>
          <table:table-cell table:style-name="ce1" office:value-type="float" office:value="613610714" calcext:value-type="float">
            <text:p>613 610 714</text:p>
          </table:table-cell>
          <table:table-cell table:style-name="ce6" office:value-type="float" office:value="21.0307906515294" calcext:value-type="float">
            <text:p>21,03</text:p>
          </table:table-cell>
          <table:table-cell table:style-name="ce1" office:value-type="float" office:value="516836715" calcext:value-type="float">
            <text:p>516 836 715</text:p>
          </table:table-cell>
          <table:table-cell table:style-name="ce2" office:value-type="float" office:value="84.2287631568311" calcext:value-type="float">
            <text:p>84,23</text:p>
          </table:table-cell>
          <table:table-cell table:style-name="ce1" office:value-type="float" office:value="1366228845" calcext:value-type="float">
            <text:p>1 366 228 845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Hi-C</text:p>
          </table:table-cell>
        </table:table-row>
        <table:table-row table:style-name="ro1">
          <table:table-cell office:value-type="string" calcext:value-type="string">
            <text:p>GSM2536770_WT_TF</text:p>
          </table:table-cell>
          <table:table-cell office:value-type="string" calcext:value-type="string">
            <text:p>Banaszak et al.</text:p>
          </table:table-cell>
          <table:table-cell office:value-type="float" office:value="98820633" calcext:value-type="float">
            <text:p>98 820 633</text:p>
          </table:table-cell>
          <table:table-cell office:value-type="float" office:value="49394206" calcext:value-type="float">
            <text:p>49 394 206</text:p>
          </table:table-cell>
          <table:table-cell office:value-type="float" office:value="193565" calcext:value-type="float">
            <text:p>193 565</text:p>
          </table:table-cell>
          <table:table-cell office:value-type="float" office:value="49068605" calcext:value-type="float">
            <text:p>49 068 605</text:p>
          </table:table-cell>
          <table:table-cell office:value-type="float" office:value="99.5369013675515" calcext:value-type="float">
            <text:p>99,54</text:p>
          </table:table-cell>
          <table:table-cell office:value-type="float" office:value="32221" calcext:value-type="float">
            <text:p>32 221</text:p>
          </table:table-cell>
          <table:table-cell office:value-type="float" office:value="0.032605538966746" calcext:value-type="float">
            <text:p>0,033</text:p>
          </table:table-cell>
          <table:table-cell office:value-type="float" office:value="457637" calcext:value-type="float">
            <text:p>457 637</text:p>
          </table:table-cell>
          <table:table-cell office:value-type="float" office:value="114795" calcext:value-type="float">
            <text:p>114 795</text:p>
          </table:table-cell>
          <table:table-cell office:value-type="float" office:value="10478814" calcext:value-type="float">
            <text:p>10 478 814</text:p>
          </table:table-cell>
          <table:table-cell office:value-type="float" office:value="21.4301" calcext:value-type="float">
            <text:p>21,43</text:p>
          </table:table-cell>
          <table:table-cell office:value-type="float" office:value="97869629" calcext:value-type="float">
            <text:p>97 869 629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WES</text:p>
          </table:table-cell>
          <table:table-cell/>
          <table:table-cell office:value-type="string" calcext:value-type="string">
            <text:p>Zhou et al.</text:p>
          </table:table-cell>
          <table:table-cell table:style-name="ce1" office:value-type="float" office:value="2752058305" calcext:value-type="float">
            <text:p>2 752 058 305</text:p>
          </table:table-cell>
          <table:table-cell table:style-name="ce1" office:value-type="float" office:value="130747012" calcext:value-type="float">
            <text:p>130 747 012</text:p>
          </table:table-cell>
          <table:table-cell table:style-name="ce4" office:value-type="float" office:value="4.7508808865879" calcext:value-type="float">
            <text:p>4,751</text:p>
          </table:table-cell>
          <table:table-cell table:style-name="ce1" office:value-type="float" office:value="2571190809" calcext:value-type="float">
            <text:p>2 571 190 809</text:p>
          </table:table-cell>
          <table:table-cell table:style-name="ce5" office:value-type="float" office:value="93.4279191806585" calcext:value-type="float">
            <text:p>93,43</text:p>
          </table:table-cell>
          <table:table-cell table:style-name="ce1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1" office:value-type="float" office:value="2621311293" calcext:value-type="float">
            <text:p>2 621 311 29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WGS</text:p>
          </table:table-cell>
        </table:table-row>
        <table:table-row table:style-name="ro1">
          <table:table-cell office:value-type="string" calcext:value-type="string">
            <text:p>GSM2536771_MT2</text:p>
          </table:table-cell>
          <table:table-cell office:value-type="string" calcext:value-type="string">
            <text:p>Banaszak et al.</text:p>
          </table:table-cell>
          <table:table-cell office:value-type="float" office:value="84093776" calcext:value-type="float">
            <text:p>84 093 776</text:p>
          </table:table-cell>
          <table:table-cell office:value-type="float" office:value="42020936" calcext:value-type="float">
            <text:p>42 020 936</text:p>
          </table:table-cell>
          <table:table-cell office:value-type="float" office:value="189177" calcext:value-type="float">
            <text:p>189 177</text:p>
          </table:table-cell>
          <table:table-cell office:value-type="float" office:value="41772436" calcext:value-type="float">
            <text:p>41 772 436</text:p>
          </table:table-cell>
          <table:table-cell office:value-type="float" office:value="99.6339526958571" calcext:value-type="float">
            <text:p>99,63</text:p>
          </table:table-cell>
          <table:table-cell office:value-type="float" office:value="51904" calcext:value-type="float">
            <text:p>51 904</text:p>
          </table:table-cell>
          <table:table-cell office:value-type="float" office:value="0.06172157140381" calcext:value-type="float">
            <text:p>0,062</text:p>
          </table:table-cell>
          <table:table-cell office:value-type="float" office:value="307823" calcext:value-type="float">
            <text:p>307 823</text:p>
          </table:table-cell>
          <table:table-cell office:value-type="float" office:value="104927" calcext:value-type="float">
            <text:p>104 927</text:p>
          </table:table-cell>
          <table:table-cell office:value-type="float" office:value="8755216" calcext:value-type="float">
            <text:p>8 755 216</text:p>
          </table:table-cell>
          <table:table-cell office:value-type="float" office:value="21.0373" calcext:value-type="float">
            <text:p>21,04</text:p>
          </table:table-cell>
          <table:table-cell office:value-type="float" office:value="85177326" calcext:value-type="float">
            <text:p>85 177 326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WES</text:p>
          </table:table-cell>
          <table:table-cell/>
          <table:table-cell office:value-type="string" calcext:value-type="string">
            <text:p>Dixon et al.</text:p>
          </table:table-cell>
          <table:table-cell table:style-name="ce1" office:value-type="float" office:value="737534099" calcext:value-type="float">
            <text:p>737 534 099</text:p>
          </table:table-cell>
          <table:table-cell table:style-name="ce1" office:value-type="float" office:value="4951107" calcext:value-type="float">
            <text:p>4 951 107</text:p>
          </table:table-cell>
          <table:table-cell table:style-name="ce4" office:value-type="float" office:value="0.671305503937113" calcext:value-type="float">
            <text:p>0,671</text:p>
          </table:table-cell>
          <table:table-cell table:style-name="ce1" office:value-type="float" office:value="735463017" calcext:value-type="float">
            <text:p>735 463 017</text:p>
          </table:table-cell>
          <table:table-cell table:style-name="ce5" office:value-type="float" office:value="99.7191883056244" calcext:value-type="float">
            <text:p>99,72</text:p>
          </table:table-cell>
          <table:table-cell table:style-name="ce1" office:value-type="float" office:value="714606830" calcext:value-type="float">
            <text:p>714 606 830</text:p>
          </table:table-cell>
          <table:table-cell table:style-name="ce2" office:value-type="float" office:value="97.1642099578204" calcext:value-type="float">
            <text:p>97,16</text:p>
          </table:table-cell>
          <table:table-cell table:style-name="ce1" office:value-type="float" office:value="729588656" calcext:value-type="float">
            <text:p>729 588 656</text:p>
          </table:table-cell>
          <table:table-cell table:style-name="ce1" office:value-type="float" office:value="923254" calcext:value-type="float">
            <text:p>923 254</text:p>
          </table:table-cell>
          <table:table-cell table:style-name="ce1" office:value-type="float" office:value="9178702" calcext:value-type="float">
            <text:p>9 178 702</text:p>
          </table:table-cell>
          <table:table-cell table:style-name="ce6" office:value-type="float" office:value="1.24801679864754" calcext:value-type="float">
            <text:p>1,25</text:p>
          </table:table-cell>
          <table:table-cell table:style-name="ce1" office:value-type="float" office:value="4701395" calcext:value-type="float">
            <text:p>4 701 395</text:p>
          </table:table-cell>
          <table:table-cell table:style-name="ce2" office:value-type="float" office:value="51.2206954752426" calcext:value-type="float">
            <text:p>51,22</text:p>
          </table:table-cell>
          <table:table-cell table:style-name="ce1" office:value-type="float" office:value="366291496" calcext:value-type="float">
            <text:p>366 291 496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WGS</text:p>
          </table:table-cell>
        </table:table-row>
        <table:table-row table:style-name="ro1">
          <table:table-cell office:value-type="string" calcext:value-type="string">
            <text:p>GSM2536772_MT3</text:p>
          </table:table-cell>
          <table:table-cell office:value-type="string" calcext:value-type="string">
            <text:p>Banaszak et al.</text:p>
          </table:table-cell>
          <table:table-cell office:value-type="float" office:value="87375385" calcext:value-type="float">
            <text:p>87 375 385</text:p>
          </table:table-cell>
          <table:table-cell office:value-type="float" office:value="43669613" calcext:value-type="float">
            <text:p>43 669 613</text:p>
          </table:table-cell>
          <table:table-cell office:value-type="float" office:value="164448" calcext:value-type="float">
            <text:p>164 448</text:p>
          </table:table-cell>
          <table:table-cell office:value-type="float" office:value="43414109" calcext:value-type="float">
            <text:p>43 414 109</text:p>
          </table:table-cell>
          <table:table-cell office:value-type="float" office:value="99.6033665545508" calcext:value-type="float">
            <text:p>99,60</text:p>
          </table:table-cell>
          <table:table-cell office:value-type="float" office:value="36159" calcext:value-type="float">
            <text:p>36 159</text:p>
          </table:table-cell>
          <table:table-cell office:value-type="float" office:value="0.041383508639189" calcext:value-type="float">
            <text:p>0,041</text:p>
          </table:table-cell>
          <table:table-cell office:value-type="float" office:value="346560" calcext:value-type="float">
            <text:p>346 560</text:p>
          </table:table-cell>
          <table:table-cell office:value-type="float" office:value="93601" calcext:value-type="float">
            <text:p>93 601</text:p>
          </table:table-cell>
          <table:table-cell office:value-type="float" office:value="9489133" calcext:value-type="float">
            <text:p>9 489 133</text:p>
          </table:table-cell>
          <table:table-cell office:value-type="float" office:value="21.9235" calcext:value-type="float">
            <text:p>21,92</text:p>
          </table:table-cell>
          <table:table-cell office:value-type="float" office:value="84242110" calcext:value-type="float">
            <text:p>84 242 110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WES</text:p>
          </table:table-cell>
          <table:table-cell/>
          <table:table-cell office:value-type="string" calcext:value-type="string">
            <text:p>Wang et al.</text:p>
          </table:table-cell>
          <table:table-cell table:style-name="ce1" office:value-type="float" office:value="301669278" calcext:value-type="float">
            <text:p>301 669 278</text:p>
          </table:table-cell>
          <table:table-cell table:style-name="ce1" office:value-type="float" office:value="5638" calcext:value-type="float">
            <text:p>5 638</text:p>
          </table:table-cell>
          <table:table-cell table:style-name="ce4" office:value-type="float" office:value="0.001868934098089" calcext:value-type="float">
            <text:p>0,002</text:p>
          </table:table-cell>
          <table:table-cell table:style-name="ce1" office:value-type="float" office:value="295908772" calcext:value-type="float">
            <text:p>295 908 772</text:p>
          </table:table-cell>
          <table:table-cell table:style-name="ce5" office:value-type="float" office:value="98.0904565296835" calcext:value-type="float">
            <text:p>98,09</text:p>
          </table:table-cell>
          <table:table-cell table:style-name="ce1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1" office:value-type="float" office:value="301663640" calcext:value-type="float">
            <text:p>301 663 64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epli-seq</text:p>
          </table:table-cell>
        </table:table-row>
        <table:table-row table:style-name="ro1">
          <table:table-cell office:value-type="string" calcext:value-type="string">
            <text:p>GSM2536773_MT4</text:p>
          </table:table-cell>
          <table:table-cell office:value-type="string" calcext:value-type="string">
            <text:p>Banaszak et al.</text:p>
          </table:table-cell>
          <table:table-cell office:value-type="float" office:value="79788847" calcext:value-type="float">
            <text:p>79 788 847</text:p>
          </table:table-cell>
          <table:table-cell office:value-type="float" office:value="39879263" calcext:value-type="float">
            <text:p>39 879 263</text:p>
          </table:table-cell>
          <table:table-cell office:value-type="float" office:value="166651" calcext:value-type="float">
            <text:p>166 651</text:p>
          </table:table-cell>
          <table:table-cell office:value-type="float" office:value="39609943" calcext:value-type="float">
            <text:p>39 609 943</text:p>
          </table:table-cell>
          <table:table-cell office:value-type="float" office:value="99.5337832115809" calcext:value-type="float">
            <text:p>99,53</text:p>
          </table:table-cell>
          <table:table-cell office:value-type="float" office:value="30321" calcext:value-type="float">
            <text:p>30 321</text:p>
          </table:table-cell>
          <table:table-cell office:value-type="float" office:value="0.038001551770763" calcext:value-type="float">
            <text:p>0,038</text:p>
          </table:table-cell>
          <table:table-cell office:value-type="float" office:value="371989" calcext:value-type="float">
            <text:p>371 989</text:p>
          </table:table-cell>
          <table:table-cell office:value-type="float" office:value="90809" calcext:value-type="float">
            <text:p>90 809</text:p>
          </table:table-cell>
          <table:table-cell office:value-type="float" office:value="8590165" calcext:value-type="float">
            <text:p>8 590 165</text:p>
          </table:table-cell>
          <table:table-cell office:value-type="float" office:value="21.7558" calcext:value-type="float">
            <text:p>21,76</text:p>
          </table:table-cell>
          <table:table-cell office:value-type="float" office:value="77577055" calcext:value-type="float">
            <text:p>77 577 055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WES</text:p>
          </table:table-cell>
          <table:table-cell/>
          <table:table-cell office:value-type="string" calcext:value-type="string">
            <text:p>Ray et al.</text:p>
          </table:table-cell>
          <table:table-cell table:style-name="ce1" office:value-type="float" office:value="856613588" calcext:value-type="float">
            <text:p>856 613 588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,000</text:p>
          </table:table-cell>
          <table:table-cell table:style-name="ce1" office:value-type="float" office:value="799515024" calcext:value-type="float">
            <text:p>799 515 024</text:p>
          </table:table-cell>
          <table:table-cell table:style-name="ce5" office:value-type="float" office:value="93.3343849782593" calcext:value-type="float">
            <text:p>93,33</text:p>
          </table:table-cell>
          <table:table-cell table:style-name="ce1" office:value-type="float" office:value="287157650" calcext:value-type="float">
            <text:p>287 157 650</text:p>
          </table:table-cell>
          <table:table-cell table:style-name="ce2" office:value-type="float" office:value="35.9164795382257" calcext:value-type="float">
            <text:p>35,92</text:p>
          </table:table-cell>
          <table:table-cell table:style-name="ce1" office:value-type="float" office:value="751519632" calcext:value-type="float">
            <text:p>751 519 632</text:p>
          </table:table-cell>
          <table:table-cell table:style-name="ce1" office:value-type="float" office:value="47995392" calcext:value-type="float">
            <text:p>47 995 392</text:p>
          </table:table-cell>
          <table:table-cell table:style-name="ce1" office:value-type="float" office:value="182059212" calcext:value-type="float">
            <text:p>182 059 212</text:p>
          </table:table-cell>
          <table:table-cell table:style-name="ce6" office:value-type="float" office:value="22.7712058604167" calcext:value-type="float">
            <text:p>22,77</text:p>
          </table:table-cell>
          <table:table-cell table:style-name="ce1" office:value-type="float" office:value="138365411" calcext:value-type="float">
            <text:p>138 365 411</text:p>
          </table:table-cell>
          <table:table-cell table:style-name="ce2" office:value-type="float" office:value="76.0002251355455" calcext:value-type="float">
            <text:p>76,00</text:p>
          </table:table-cell>
          <table:table-cell table:style-name="ce1" office:value-type="float" office:value="428306794" calcext:value-type="float">
            <text:p>428 306 794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Hi-C</text:p>
          </table:table-cell>
        </table:table-row>
        <table:table-row table:style-name="ro1">
          <table:table-cell office:value-type="string" calcext:value-type="string">
            <text:p>GSM2536774_MT5</text:p>
          </table:table-cell>
          <table:table-cell office:value-type="string" calcext:value-type="string">
            <text:p>Banaszak et al.</text:p>
          </table:table-cell>
          <table:table-cell office:value-type="float" office:value="81649292" calcext:value-type="float">
            <text:p>81 649 292</text:p>
          </table:table-cell>
          <table:table-cell office:value-type="float" office:value="40807904" calcext:value-type="float">
            <text:p>40 807 904</text:p>
          </table:table-cell>
          <table:table-cell office:value-type="float" office:value="163957" calcext:value-type="float">
            <text:p>163 957</text:p>
          </table:table-cell>
          <table:table-cell office:value-type="float" office:value="40559969" calcext:value-type="float">
            <text:p>40 559 969</text:p>
          </table:table-cell>
          <table:table-cell office:value-type="float" office:value="99.5934894328294" calcext:value-type="float">
            <text:p>99,59</text:p>
          </table:table-cell>
          <table:table-cell office:value-type="float" office:value="33484" calcext:value-type="float">
            <text:p>33 484</text:p>
          </table:table-cell>
          <table:table-cell office:value-type="float" office:value="0.041009541148256" calcext:value-type="float">
            <text:p>0,041</text:p>
          </table:table-cell>
          <table:table-cell office:value-type="float" office:value="331913" calcext:value-type="float">
            <text:p>331 913</text:p>
          </table:table-cell>
          <table:table-cell office:value-type="float" office:value="91545" calcext:value-type="float">
            <text:p>91 545</text:p>
          </table:table-cell>
          <table:table-cell office:value-type="float" office:value="8801283" calcext:value-type="float">
            <text:p>8 801 283</text:p>
          </table:table-cell>
          <table:table-cell office:value-type="float" office:value="21.7683" calcext:value-type="float">
            <text:p>21,77</text:p>
          </table:table-cell>
          <table:table-cell office:value-type="float" office:value="79383290" calcext:value-type="float">
            <text:p>79 383 290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WES</text:p>
          </table:table-cell>
          <table:table-cell/>
          <table:table-cell office:value-type="string" calcext:value-type="string">
            <text:p>Moquin et al.</text:p>
          </table:table-cell>
          <table:table-cell table:style-name="ce1" office:value-type="float" office:value="513013573" calcext:value-type="float">
            <text:p>513 013 573</text:p>
          </table:table-cell>
          <table:table-cell table:style-name="ce1" office:value-type="float" office:value="12255" calcext:value-type="float">
            <text:p>12 255</text:p>
          </table:table-cell>
          <table:table-cell table:style-name="ce4" office:value-type="float" office:value="0.002388825685125" calcext:value-type="float">
            <text:p>0,002</text:p>
          </table:table-cell>
          <table:table-cell table:style-name="ce1" office:value-type="float" office:value="495370870" calcext:value-type="float">
            <text:p>495 370 870</text:p>
          </table:table-cell>
          <table:table-cell table:style-name="ce5" office:value-type="float" office:value="96.5609675984148" calcext:value-type="float">
            <text:p>96,56</text:p>
          </table:table-cell>
          <table:table-cell table:style-name="ce1" office:value-type="float" office:value="231037062" calcext:value-type="float">
            <text:p>231 037 062</text:p>
          </table:table-cell>
          <table:table-cell table:style-name="ce2" office:value-type="float" office:value="46.6392103354806" calcext:value-type="float">
            <text:p>46,64</text:p>
          </table:table-cell>
          <table:table-cell table:style-name="ce1" office:value-type="float" office:value="485019362" calcext:value-type="float">
            <text:p>485 019 362</text:p>
          </table:table-cell>
          <table:table-cell table:style-name="ce1" office:value-type="float" office:value="10339253" calcext:value-type="float">
            <text:p>10 339 253</text:p>
          </table:table-cell>
          <table:table-cell table:style-name="ce1" office:value-type="float" office:value="87973844" calcext:value-type="float">
            <text:p>87 973 844</text:p>
          </table:table-cell>
          <table:table-cell table:style-name="ce6" office:value-type="float" office:value="17.759187979705" calcext:value-type="float">
            <text:p>17,76</text:p>
          </table:table-cell>
          <table:table-cell table:style-name="ce1" office:value-type="float" office:value="66476423" calcext:value-type="float">
            <text:p>66 476 423</text:p>
          </table:table-cell>
          <table:table-cell table:style-name="ce2" office:value-type="float" office:value="75.5638494096041" calcext:value-type="float">
            <text:p>75,56</text:p>
          </table:table-cell>
          <table:table-cell table:style-name="ce1" office:value-type="float" office:value="256500659" calcext:value-type="float">
            <text:p>256 500 659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Hi-C</text:p>
          </table:table-cell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3"/>
          <table:table-cell office:value-type="string" calcext:value-type="string">
            <text:p>Belaghzal et al.</text:p>
          </table:table-cell>
          <table:table-cell table:style-name="ce1" office:value-type="float" office:value="172533452" calcext:value-type="float">
            <text:p>172 533 452</text:p>
          </table:table-cell>
          <table:table-cell table:style-name="ce1" office:value-type="float" office:value="26704916" calcext:value-type="float">
            <text:p>26 704 916</text:p>
          </table:table-cell>
          <table:table-cell table:style-name="ce4" office:value-type="float" office:value="15.4781091379311" calcext:value-type="float">
            <text:p>15,478</text:p>
          </table:table-cell>
          <table:table-cell table:style-name="ce1" office:value-type="float" office:value="171488360" calcext:value-type="float">
            <text:p>171 488 360</text:p>
          </table:table-cell>
          <table:table-cell table:style-name="ce5" office:value-type="float" office:value="99.3942670317638" calcext:value-type="float">
            <text:p>99,39</text:p>
          </table:table-cell>
          <table:table-cell table:style-name="ce1" office:value-type="float" office:value="42469548" calcext:value-type="float">
            <text:p>42 469 548</text:p>
          </table:table-cell>
          <table:table-cell table:style-name="ce2" office:value-type="float" office:value="24.7652657008324" calcext:value-type="float">
            <text:p>24,77</text:p>
          </table:table-cell>
          <table:table-cell table:style-name="ce1" office:value-type="float" office:value="144135150" calcext:value-type="float">
            <text:p>144 135 150</text:p>
          </table:table-cell>
          <table:table-cell table:style-name="ce1" office:value-type="float" office:value="648294" calcext:value-type="float">
            <text:p>648 294</text:p>
          </table:table-cell>
          <table:table-cell table:style-name="ce1" office:value-type="float" office:value="58337934" calcext:value-type="float">
            <text:p>58 337 934</text:p>
          </table:table-cell>
          <table:table-cell table:style-name="ce6" office:value-type="float" office:value="34.018596947338" calcext:value-type="float">
            <text:p>34,02</text:p>
          </table:table-cell>
          <table:table-cell table:style-name="ce1" office:value-type="float" office:value="51351515" calcext:value-type="float">
            <text:p>51 351 515</text:p>
          </table:table-cell>
          <table:table-cell table:style-name="ce2" office:value-type="float" office:value="88.024226226455" calcext:value-type="float">
            <text:p>88,02</text:p>
          </table:table-cell>
          <table:table-cell table:style-name="ce1" office:value-type="float" office:value="72914268" calcext:value-type="float">
            <text:p>72 914 268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Hi-C</text:p>
          </table:table-cell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3"/>
          <table:table-cell office:value-type="string" calcext:value-type="string">
            <text:p>Banaszak et al.</text:p>
          </table:table-cell>
          <table:table-cell table:style-name="ce1" office:value-type="float" office:value="510192582" calcext:value-type="float">
            <text:p>510 192 582</text:p>
          </table:table-cell>
          <table:table-cell table:style-name="ce1" office:value-type="float" office:value="226132" calcext:value-type="float">
            <text:p>226 132</text:p>
          </table:table-cell>
          <table:table-cell table:style-name="ce4" office:value-type="float" office:value="0.0443228710056" calcext:value-type="float">
            <text:p>0,044</text:p>
          </table:table-cell>
          <table:table-cell table:style-name="ce1" office:value-type="float" office:value="507955293" calcext:value-type="float">
            <text:p>507 955 293</text:p>
          </table:table-cell>
          <table:table-cell table:style-name="ce5" office:value-type="float" office:value="99.5614814721081" calcext:value-type="float">
            <text:p>99,56</text:p>
          </table:table-cell>
          <table:table-cell table:style-name="ce1" office:value-type="float" office:value="504977650" calcext:value-type="float">
            <text:p>504 977 650</text:p>
          </table:table-cell>
          <table:table-cell table:style-name="ce2" office:value-type="float" office:value="99.4137982139306" calcext:value-type="float">
            <text:p>99,41</text:p>
          </table:table-cell>
          <table:table-cell table:style-name="ce1" office:value-type="float" office:value="506680110" calcext:value-type="float">
            <text:p>506 680 110</text:p>
          </table:table-cell>
          <table:table-cell table:style-name="ce1" office:value-type="float" office:value="1049051" calcext:value-type="float">
            <text:p>1 049 051</text:p>
          </table:table-cell>
          <table:table-cell table:style-name="ce1" office:value-type="float" office:value="580530" calcext:value-type="float">
            <text:p>580 530</text:p>
          </table:table-cell>
          <table:table-cell table:style-name="ce6" office:value-type="float" office:value="0.114287617040345" calcext:value-type="float">
            <text:p>0,11</text:p>
          </table:table-cell>
          <table:table-cell table:style-name="ce1" office:value-type="float" office:value="472463" calcext:value-type="float">
            <text:p>472 463</text:p>
          </table:table-cell>
          <table:table-cell table:style-name="ce2" office:value-type="float" office:value="81.384769090314" calcext:value-type="float">
            <text:p>81,38</text:p>
          </table:table-cell>
          <table:table-cell table:style-name="ce1" office:value-type="float" office:value="254983225" calcext:value-type="float">
            <text:p>254 983 225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W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Особый">
      <number:number number:decimal-places="3" loext:min-decimal-places="3" number:min-integer-digits="0" number:grouping="true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0" loext:min-decimal-places="0" number:min-integer-digits="3" number:grouping="true">
        <number:embedded-text number:position="2">.</number:embedded-text>
      </number:number>
    </number:number-style>
    <number:number-style style:name="N110">
      <number:number number:decimal-places="0" loext:min-decimal-places="0" number:min-integer-digits="3">
        <number:embedded-text number:position="2">.</number:embedded-text>
      </number:number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9T15:53:29.905671484</meta:creation-date>
    <dc:date>2020-12-19T19:04:29.326895212</dc:date>
    <meta:editing-duration>PT1H44M10S</meta:editing-duration>
    <meta:editing-cycles>32</meta:editing-cycles>
    <meta:generator>LibreOffice/6.2.8.2$Linux_X86_64 LibreOffice_project/20$Build-2</meta:generator>
    <meta:document-statistic meta:table-count="1" meta:cell-count="698" meta:object-count="0"/>
    <meta:user-defined meta:name="qrichtext">1</meta:user-defined>
  </office:meta>
</office:document-meta>
</file>